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7E6E6"/>
    </style:style>
    <style:style style:name="ce3" style:family="table-cell" style:parent-style-name="Default" style:data-style-name="N0">
      <style:table-cell-properties fo:background-color="#5B9BD5"/>
    </style:style>
    <style:style style:name="ce4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E7E6E6"/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  <style:text-properties fo:font-size="13pt" style:font-size-asian="13pt" style:font-size-complex="13pt" fo:font-weight="bold" style:font-weight-asian="bold" style:font-weight-complex="bold"/>
    </style:style>
    <style:style style:name="ce10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ED7D31" style:repeat-content="false"/>
      <style:paragraph-properties fo:text-align="start" fo:margin-left="0cm"/>
      <style:text-properties fo:font-size="15pt" style:font-size-asian="15pt" style:font-size-complex="15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3" style:family="table-cell" style:parent-style-name="Default" style:data-style-name="N19">
      <style:table-cell-properties style:vertical-align="automatic" fo:wrap-option="wrap" fo:background-color="#B7E1CD"/>
      <style:text-properties fo:color="#000000" style:font-name="Georgia" style:font-name-asian="Georgia" style:font-name-complex="Georgia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Georgia" style:font-name-asian="Georgia" style:font-name-complex="Georgia" style:font-family-generic="roman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B7E1CD"/>
      <style:text-properties fo:color="#000000" style:font-name="Georgia" style:font-name-asian="Georgia" style:font-name-complex="Georgia"/>
    </style:style>
    <style:style style:name="ce17" style:family="table-cell" style:parent-style-name="Default" style:data-style-name="N0">
      <style:table-cell-properties style:vertical-align="automatic" fo:wrap-option="wrap" fo:background-color="#B7E1CD"/>
      <style:text-properties fo:color="#000000" style:font-name="Georgia" style:font-name-asian="Georgia" style:font-name-complex="Georgia"/>
    </style:style>
    <style:style style:name="ce18" style:family="table-cell" style:parent-style-name="Default" style:data-style-name="N19">
      <style:table-cell-properties style:vertical-align="automatic" fo:wrap-option="wrap" fo:background-color="#B7E1CD"/>
      <style:text-properties fo:color="#000000" style:font-name="Georgia" style:font-name-asian="Georgia" style:font-name-complex="Georgia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" style:font-name-asian="Georgia" style:font-name-complex="Georgia" style:font-family-generic="roman"/>
    </style:style>
    <style:style style:name="ce23" style:family="table-cell" style:parent-style-name="Default" style:data-style-name="N0">
      <style:table-cell-properties style:vertical-align="automatic" fo:wrap-option="wrap" fo:background-color="#D9E1F2"/>
      <style:text-properties fo:color="#000000" style:font-name="Georgia" style:font-name-asian="Georgia" style:font-name-complex="Georgia" style:font-family-generic="roman"/>
    </style:style>
    <style:style style:name="ce24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style:vertical-align="automatic" fo:wrap-option="wrap" fo:background-color="#FFF2CC"/>
      <style:text-properties fo:color="#000000" style:font-name="Georgia" style:font-name-asian="Georgia" style:font-name-complex="Georgia" style:font-family-generic="roman"/>
    </style:style>
    <style:style style:name="ce28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1" style:font-name-asian="Georgia1" style:font-name-complex="Georgia1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 fo:background-color="#70AD47"/>
      <style:text-properties fo:color="#000000" style:font-name="Georgia" style:font-name-asian="Georgia" style:font-name-complex="Georgia" style:font-family-generic="roman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table:style-name="ce3">
            <text:p>Histoires: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string" table:style-name="ce7">
            <text:p>Total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Nom:</text:p>
          </table:table-cell>
          <table:table-cell table:number-columns-repeated="12" table:style-name="ce1"/>
          <table:table-cell table:style-name="ce7"/>
          <table:table-cell table:number-columns-repeated="16370"/>
        </table:table-row>
        <table:table-row table:style-name="ro1">
          <table:table-cell office:value-type="string" table:style-name="ce4">
            <text:p>Benoît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41" table:formula="of:=SUM([.C3:.M3])" table:style-name="ce7">
            <text:p>141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Maciej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95" table:style-name="ce2">
            <text:p>95</text:p>
          </table:table-cell>
          <table:table-cell office:value-type="float" office:value="36" table:style-name="ce2">
            <text:p>36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300" table:formula="of:=SUM([.C4:.M4])" table:style-name="ce7">
            <text:p>300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Loïc</text:p>
          </table:table-cell>
          <table:table-cell table:style-name="ce1"/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85" table:style-name="ce2">
            <text:p>85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5? (no idea)</text:p>
          </table:table-cell>
          <table:table-cell office:value-type="float" office:value="294" table:formula="of:=SUM([.C5:.M5])" table:style-name="ce7">
            <text:p>294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lexis</text:p>
          </table:table-cell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35" table:style-name="ce2">
            <text:p>35</text:p>
          </table:table-cell>
          <table:table-cell office:value-type="float" office:value="85" table:style-name="ce2">
            <text:p>85</text:p>
          </table:table-cell>
          <table:table-cell office:value-type="float" office:value="45" table:style-name="ce2">
            <text:p>45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40" table:style-name="ce2">
            <text:p>40</text:p>
          </table:table-cell>
          <table:table-cell office:value-type="float" office:value="35" table:style-name="ce2">
            <text:p>35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85" table:formula="of:=SUM([.C6:.M6])" table:style-name="ce7">
            <text:p>38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Pierre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45" table:style-name="ce2">
            <text:p>45</text:p>
          </table:table-cell>
          <table:table-cell office:value-type="float" office:value="65" table:style-name="ce2">
            <text:p>65</text:p>
          </table:table-cell>
          <table:table-cell office:value-type="float" office:value="40" table:style-name="ce2">
            <text:p>40</text:p>
          </table:table-cell>
          <table:table-cell office:value-type="float" office:value="50" table:style-name="ce2">
            <text:p>50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2">
            <text:p>50</text:p>
          </table:table-cell>
          <table:table-cell office:value-type="float" office:value="45" table:style-name="ce2">
            <text:p>45</text:p>
          </table:table-cell>
          <table:table-cell office:value-type="float" office:value="30" table:style-name="ce2">
            <text:p>30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float" office:value="480" table:formula="of:=SUM([.C7:.M7])" table:style-name="ce7">
            <text:p>480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Michel</text:p>
          </table:table-cell>
          <table:table-cell table:style-name="ce1"/>
          <table:table-cell office:value-type="float" office:value="15" table:style-name="ce2">
            <text:p>15</text:p>
          </table:table-cell>
          <table:table-cell office:value-type="float" office:value="28" table:style-name="ce2">
            <text:p>28</text:p>
          </table:table-cell>
          <table:table-cell office:value-type="float" office:value="58" table:style-name="ce2">
            <text:p>58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23" table:style-name="ce2">
            <text:p>23</text:p>
          </table:table-cell>
          <table:table-cell office:value-type="float" office:value="35" table:style-name="ce2">
            <text:p>3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262" table:formula="of:=SUM([.C8:.M8])" table:style-name="ce7">
            <text:p>26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Soufian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70" table:style-name="ce6">
            <text:p>70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05" table:formula="of:=SUM([.C9:.M9])" table:style-name="ce7">
            <text:p>30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li</text:p>
          </table:table-cell>
          <table:table-cell table:style-name="ce1"/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50" table:formula="of:=SUM([.C10:.M10])" table:style-name="ce7">
            <text:p>250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table:style-name="ce5"/>
          <table:table-cell table:number-columns-repeated="16370"/>
        </table:table-row>
        <table:table-row table:style-name="ro1">
          <table:table-cell office:value-type="string" table:style-name="ce1">
            <text:p>Moyenne:</text:p>
          </table:table-cell>
          <table:table-cell table:style-name="ce1"/>
          <table:table-cell office:value-type="float" office:value="15.375" table:formula="of:=AVERAGE([.C3:.C10])" table:style-name="ce1">
            <text:p>15,375</text:p>
          </table:table-cell>
          <table:table-cell office:value-type="float" office:value="28.25" table:formula="of:=AVERAGE([.D3:.D10])" table:style-name="ce1">
            <text:p>28,25</text:p>
          </table:table-cell>
          <table:table-cell office:value-type="float" office:value="68.5" table:formula="of:=AVERAGE([.E3:.E10])" table:style-name="ce1">
            <text:p>68,5</text:p>
          </table:table-cell>
          <table:table-cell office:value-type="float" office:value="30" table:formula="of:=AVERAGE([.F3:.F10])" table:style-name="ce1">
            <text:p>30</text:p>
          </table:table-cell>
          <table:table-cell office:value-type="float" office:value="23.75" table:formula="of:=AVERAGE([.G3:.G10])" table:style-name="ce1">
            <text:p>23,75</text:p>
          </table:table-cell>
          <table:table-cell office:value-type="float" office:value="25.5" table:formula="of:=AVERAGE([.H3:.H10])" table:style-name="ce1">
            <text:p>25,5</text:p>
          </table:table-cell>
          <table:table-cell office:value-type="float" office:value="31.25" table:formula="of:=AVERAGE([.I3:.I10])" table:style-name="ce1">
            <text:p>31,25</text:p>
          </table:table-cell>
          <table:table-cell office:value-type="float" office:value="21.5" table:formula="of:=AVERAGE([.J3:.J10])" table:style-name="ce1">
            <text:p>21,5</text:p>
          </table:table-cell>
          <table:table-cell office:value-type="float" office:value="17.125" table:formula="of:=AVERAGE([.K3:.K10])" table:style-name="ce1">
            <text:p>17,125</text:p>
          </table:table-cell>
          <table:table-cell office:value-type="float" office:value="22.75" table:formula="of:=AVERAGE([.L3:.L10])" table:style-name="ce1">
            <text:p>22,75</text:p>
          </table:table-cell>
          <table:table-cell office:value-type="float" office:value="20.714285714285715" table:formula="of:=AVERAGE([.M3:.M10])" table:style-name="ce1">
            <text:p>20,71428571</text:p>
          </table:table-cell>
          <table:table-cell office:value-type="float" office:value="304.71428571428572" table:formula="of:=SUM([.C12:.M12])" table:style-name="ce5">
            <text:p>304,7142857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table:style-name="ce5"/>
          <table:table-cell table:number-columns-repeated="16370"/>
        </table:table-row>
        <table:table-row table:style-name="ro1">
          <table:table-cell office:value-type="string" table:style-name="ce1">
            <text:p>Minimum:</text:p>
          </table:table-cell>
          <table:table-cell table:style-name="ce1"/>
          <table:table-cell office:value-type="float" office:value="8" table:formula="of:=MIN([.C3:.C10])" table:style-name="ce1">
            <text:p>8</text:p>
          </table:table-cell>
          <table:table-cell office:value-type="float" office:value="13" table:formula="of:=MIN([.D3:.D10])" table:style-name="ce1">
            <text:p>13</text:p>
          </table:table-cell>
          <table:table-cell office:value-type="float" office:value="40" table:formula="of:=MIN([.E3:.E10])" table:style-name="ce1">
            <text:p>40</text:p>
          </table:table-cell>
          <table:table-cell office:value-type="float" office:value="8" table:formula="of:=MIN([.F3:.F10])" table:style-name="ce1">
            <text:p>8</text:p>
          </table:table-cell>
          <table:table-cell office:value-type="float" office:value="4" table:formula="of:=MIN([.G3:.G10])" table:style-name="ce1">
            <text:p>4</text:p>
          </table:table-cell>
          <table:table-cell office:value-type="float" office:value="10" table:formula="of:=MIN([.H3:.H10])" table:style-name="ce1">
            <text:p>10</text:p>
          </table:table-cell>
          <table:table-cell office:value-type="float" office:value="18" table:formula="of:=MIN([.I3:.I10])" table:style-name="ce1">
            <text:p>18</text:p>
          </table:table-cell>
          <table:table-cell office:value-type="float" office:value="10" table:formula="of:=MIN([.J3:.J10])" table:style-name="ce1">
            <text:p>10</text:p>
          </table:table-cell>
          <table:table-cell office:value-type="float" office:value="10" table:formula="of:=MIN([.K3:.K10])" table:style-name="ce1">
            <text:p>10</text:p>
          </table:table-cell>
          <table:table-cell office:value-type="float" office:value="10" table:formula="of:=MIN([.L3:.L10])" table:style-name="ce1">
            <text:p>10</text:p>
          </table:table-cell>
          <table:table-cell office:value-type="float" office:value="5" table:formula="of:=MIN([.M3:.M10])" table:style-name="ce1">
            <text:p>5</text:p>
          </table:table-cell>
          <table:table-cell office:value-type="float" office:value="136" table:formula="of:=SUM([.C14:.M14])" table:style-name="ce5">
            <text:p>1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ximum:</text:p>
          </table:table-cell>
          <table:table-cell table:style-name="ce1"/>
          <table:table-cell office:value-type="float" office:value="20" table:formula="of:=MAX([.C3:.C10])" table:style-name="ce1">
            <text:p>20</text:p>
          </table:table-cell>
          <table:table-cell office:value-type="float" office:value="45" table:formula="of:=MAX([.D3:.D10])" table:style-name="ce1">
            <text:p>45</text:p>
          </table:table-cell>
          <table:table-cell office:value-type="float" office:value="95" table:formula="of:=MAX([.E3:.E10])" table:style-name="ce1">
            <text:p>95</text:p>
          </table:table-cell>
          <table:table-cell office:value-type="float" office:value="45" table:formula="of:=MAX([.F3:.F10])" table:style-name="ce1">
            <text:p>45</text:p>
          </table:table-cell>
          <table:table-cell office:value-type="float" office:value="50" table:formula="of:=MAX([.G3:.G10])" table:style-name="ce1">
            <text:p>50</text:p>
          </table:table-cell>
          <table:table-cell office:value-type="float" office:value="45" table:formula="of:=MAX([.H3:.H10])" table:style-name="ce1">
            <text:p>45</text:p>
          </table:table-cell>
          <table:table-cell office:value-type="float" office:value="50" table:formula="of:=MAX([.I3:.I10])" table:style-name="ce1">
            <text:p>50</text:p>
          </table:table-cell>
          <table:table-cell office:value-type="float" office:value="45" table:formula="of:=MAX([.J3:.J10])" table:style-name="ce1">
            <text:p>45</text:p>
          </table:table-cell>
          <table:table-cell office:value-type="float" office:value="30" table:formula="of:=MAX([.K3:.K10])" table:style-name="ce1">
            <text:p>30</text:p>
          </table:table-cell>
          <table:table-cell office:value-type="float" office:value="45" table:formula="of:=MAX([.L3:.L10])" table:style-name="ce1">
            <text:p>45</text:p>
          </table:table-cell>
          <table:table-cell office:value-type="float" office:value="45" table:formula="of:=MAX([.M3:.M10])" table:style-name="ce1">
            <text:p>45</text:p>
          </table:table-cell>
          <table:table-cell office:value-type="float" office:value="515" table:formula="of:=SUM([.C15:.M15])" table:style-name="ce5">
            <text:p>515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table:style-name="ce8"/>
          <table:table-cell table:number-columns-repeated="16370"/>
        </table:table-row>
        <table:table-row table:style-name="ro1">
          <table:table-cell office:value-type="string" table:style-name="ce1">
            <text:p>Moyenne Choisi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15" table:formula="of:=SUM([.C17:.M17])" table:style-name="ce7">
            <text:p>315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table:style-name="ce8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sq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Feuil2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12">
            <text:p>HISTOIRE 1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Tâches</text:p>
          </table:table-cell>
          <table:table-cell office:value-type="string" table:style-name="ce10">
            <text:p>Membre 1</text:p>
          </table:table-cell>
          <table:table-cell office:value-type="string" table:style-name="ce10">
            <text:p>Membre 2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2" table:style-name="ce1"/>
          <table:table-cell table:number-columns-repeated="2" table:style-name="ce14"/>
          <table:table-cell office:value-type="string" table:number-columns-spanned="4" table:number-rows-spanned="1" table:style-name="ce15">
            <text:p>Points restants</text:p>
          </table:table-cell>
          <table:covered-table-cell table:number-columns-repeated="3"/>
          <table:table-cell table:number-columns-repeated="2" table:style-name="ce14"/>
          <table:table-cell table:number-columns-repeated="16368"/>
        </table:table-row>
        <table:table-row table:style-name="ro1">
          <table:table-cell/>
          <table:table-cell office:value-type="string" table:style-name="ce1">
            <text:p>Tâche 1 : créer squelette du projet</text:p>
          </table:table-cell>
          <table:table-cell office:value-type="string" table:style-name="ce1">
            <text:p>Soufian</text:p>
          </table:table-cell>
          <table:table-cell office:value-type="string" table:style-name="ce1">
            <text:p>Al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" table:style-name="ce14"/>
          <table:table-cell office:value-type="string" table:number-columns-spanned="2" table:number-rows-spanned="1" table:style-name="ce20">
            <text:p>Histoire 1</text:p>
          </table:table-cell>
          <table:covered-table-cell/>
          <table:table-cell office:value-type="string" table:number-columns-spanned="2" table:number-rows-spanned="1" table:style-name="ce24">
            <text:p>Histoire 2</text:p>
          </table:table-cell>
          <table:covered-table-cell/>
          <table:table-cell office:value-type="string" table:number-columns-spanned="2" table:number-rows-spanned="1" table:style-name="ce28">
            <text:p>Total</text:p>
          </table:table-cell>
          <table:covered-table-cell/>
          <table:table-cell table:number-columns-repeated="16368"/>
        </table:table-row>
        <table:table-row table:style-name="ro1">
          <table:table-cell/>
          <table:table-cell office:value-type="string" table:style-name="ce1">
            <text:p>Tâche 2 : créer DB</text:p>
          </table:table-cell>
          <table:table-cell office:value-type="string" table:style-name="ce1">
            <text:p>Alexios</text:p>
          </table:table-cell>
          <table:table-cell office:value-type="string" table:style-name="ce1">
            <text:p>Loïc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number-columns-spanned="2" table:number-rows-spanned="1" table:style-name="ce15">
            <text:p>Jour</text:p>
          </table:table-cell>
          <table:covered-table-cell/>
          <table:table-cell office:value-type="string" table:style-name="ce21">
            <text:p>Idéal</text:p>
          </table:table-cell>
          <table:table-cell office:value-type="string" table:style-name="ce21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9">
            <text:p>Idéal</text:p>
          </table:table-cell>
          <table:table-cell office:value-type="string" table:style-name="ce29">
            <text:p>Réel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3 : controller conditions d'utilisation</text:p>
          </table:table-cell>
          <table:table-cell office:value-type="string" table:style-name="ce1">
            <text:p>Pap</text:p>
          </table:table-cell>
          <table:table-cell office:value-type="string" table:style-name="ce1">
            <text:p>Loï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2-23T00:00:00" table:style-name="ce13">
            <text:p>23/02/2021</text:p>
          </table:table-cell>
          <table:table-cell office:value-type="float" office:value="0" table:style-name="ce16">
            <text:p>0</text:p>
          </table:table-cell>
          <table:table-cell office:value-type="float" office:value="25" table:style-name="ce22">
            <text:p>25</text:p>
          </table:table-cell>
          <table:table-cell office:value-type="float" office:value="44" table:style-name="ce22">
            <text:p>44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53" table:formula="of:=SUM([.K7]+[.M7])" table:style-name="ce30">
            <text:p>53</text:p>
          </table:table-cell>
          <table:table-cell office:value-type="float" office:value="84" table:formula="of:=SUM([.L7]+[.N7])" table:style-name="ce30">
            <text:p>84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4 : controller profil</text:p>
          </table:table-cell>
          <table:table-cell office:value-type="string" table:style-name="ce1">
            <text:p>Khanh-Michel</text:p>
          </table:table-cell>
          <table:table-cell office:value-type="string" table:style-name="ce1">
            <text:p>Benoî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2-24T00:00:00" table:style-name="ce13">
            <text:p>24/02/2021</text:p>
          </table:table-cell>
          <table:table-cell office:value-type="float" office:value="1" table:style-name="ce16">
            <text:p>1</text:p>
          </table:table-cell>
          <table:table-cell office:value-type="float" office:value="23" table:style-name="ce22">
            <text:p>23</text:p>
          </table:table-cell>
          <table:table-cell office:value-type="float" office:value="42" table:style-name="ce22">
            <text:p>42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51" table:formula="of:=SUM([.K8]+[.M8])" table:style-name="ce30">
            <text:p>51</text:p>
          </table:table-cell>
          <table:table-cell office:value-type="float" office:value="82" table:formula="of:=SUM([.L8]+[.N8])" table:style-name="ce30">
            <text:p>82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5 : controller connexion</text:p>
          </table:table-cell>
          <table:table-cell office:value-type="string" table:style-name="ce1">
            <text:p>Loïc</text:p>
          </table:table-cell>
          <table:table-cell office:value-type="string" table:style-name="ce1">
            <text:p>Pap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2-25T00:00:00" table:style-name="ce13">
            <text:p>25/02/2021</text:p>
          </table:table-cell>
          <table:table-cell office:value-type="float" office:value="2" table:style-name="ce16">
            <text:p>2</text:p>
          </table:table-cell>
          <table:table-cell office:value-type="float" office:value="21" table:style-name="ce22">
            <text:p>21</text:p>
          </table:table-cell>
          <table:table-cell office:value-type="float" office:value="38" table:style-name="ce22">
            <text:p>38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49" table:formula="of:=SUM([.K9]+[.M9])" table:style-name="ce30">
            <text:p>49</text:p>
          </table:table-cell>
          <table:table-cell office:value-type="float" office:value="78" table:formula="of:=SUM([.L9]+[.N9])" table:style-name="ce30">
            <text:p>78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6 : controller accueil</text:p>
          </table:table-cell>
          <table:table-cell office:value-type="string" table:style-name="ce1">
            <text:p>Alexios</text:p>
          </table:table-cell>
          <table:table-cell office:value-type="string" table:style-name="ce1">
            <text:p>Pap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2-26T00:00:00" table:style-name="ce13">
            <text:p>26/02/2021</text:p>
          </table:table-cell>
          <table:table-cell office:value-type="float" office:value="3" table:style-name="ce16">
            <text:p>3</text:p>
          </table:table-cell>
          <table:table-cell office:value-type="float" office:value="19" table:style-name="ce22">
            <text:p>19</text:p>
          </table:table-cell>
          <table:table-cell office:value-type="float" office:value="36" table:style-name="ce22">
            <text:p>36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47" table:formula="of:=SUM([.K10]+[.M10])" table:style-name="ce30">
            <text:p>47</text:p>
          </table:table-cell>
          <table:table-cell office:value-type="float" office:value="76" table:formula="of:=SUM([.L10]+[.N10])" table:style-name="ce30">
            <text:p>76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7 : view conditions d'utilisation</text:p>
          </table:table-cell>
          <table:table-cell office:value-type="string" table:style-name="ce1">
            <text:p>Pap</text:p>
          </table:table-cell>
          <table:table-cell office:value-type="string" table:style-name="ce1">
            <text:p>Loïc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1-02-27T00:00:00" table:style-name="ce13">
            <text:p>27/02/2021</text:p>
          </table:table-cell>
          <table:table-cell office:value-type="float" office:value="4" table:style-name="ce16">
            <text:p>4</text:p>
          </table:table-cell>
          <table:table-cell office:value-type="float" office:value="17" table:style-name="ce22">
            <text:p>17</text:p>
          </table:table-cell>
          <table:table-cell office:value-type="float" office:value="32" table:style-name="ce22">
            <text:p>32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45" table:formula="of:=SUM([.K11]+[.M11])" table:style-name="ce30">
            <text:p>45</text:p>
          </table:table-cell>
          <table:table-cell office:value-type="float" office:value="72" table:formula="of:=SUM([.L11]+[.N11])" table:style-name="ce30">
            <text:p>72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8 : controller inscription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Ben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2-28T00:00:00" table:style-name="ce13">
            <text:p>28/02/2021</text:p>
          </table:table-cell>
          <table:table-cell office:value-type="float" office:value="5" table:style-name="ce16">
            <text:p>5</text:p>
          </table:table-cell>
          <table:table-cell office:value-type="float" office:value="15" table:style-name="ce22">
            <text:p>15</text:p>
          </table:table-cell>
          <table:table-cell office:value-type="float" office:value="32" table:style-name="ce22">
            <text:p>32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43" table:formula="of:=SUM([.K12]+[.M12])" table:style-name="ce30">
            <text:p>43</text:p>
          </table:table-cell>
          <table:table-cell office:value-type="float" office:value="72" table:formula="of:=SUM([.L12]+[.N12])" table:style-name="ce30">
            <text:p>72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9 : model User</text:p>
          </table:table-cell>
          <table:table-cell office:value-type="string" table:style-name="ce1">
            <text:p>Maciej</text:p>
          </table:table-cell>
          <table:table-cell office:value-type="string" table:style-name="ce1">
            <text:p>Soufia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date" office:date-value="2021-03-01T00:00:00" table:style-name="ce13">
            <text:p>01/03/2021</text:p>
          </table:table-cell>
          <table:table-cell office:value-type="float" office:value="6" table:style-name="ce16">
            <text:p>6</text:p>
          </table:table-cell>
          <table:table-cell office:value-type="float" office:value="13" table:style-name="ce22">
            <text:p>13</text:p>
          </table:table-cell>
          <table:table-cell office:value-type="float" office:value="24" table:style-name="ce22">
            <text:p>24</text:p>
          </table:table-cell>
          <table:table-cell office:value-type="float" office:value="28" table:style-name="ce26">
            <text:p>28</text:p>
          </table:table-cell>
          <table:table-cell office:value-type="float" office:value="40" table:style-name="ce26">
            <text:p>40</text:p>
          </table:table-cell>
          <table:table-cell office:value-type="float" office:value="41" table:formula="of:=SUM([.K13]+[.M13])" table:style-name="ce30">
            <text:p>41</text:p>
          </table:table-cell>
          <table:table-cell office:value-type="float" office:value="64" table:formula="of:=SUM([.L13]+[.N13])" table:style-name="ce30">
            <text:p>64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10 : view <text:s/>Profil</text:p>
          </table:table-cell>
          <table:table-cell office:value-type="string" table:style-name="ce1">
            <text:p>Khanh-Michel</text:p>
          </table:table-cell>
          <table:table-cell office:value-type="string" table:style-name="ce1">
            <text:p>Benoî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1-03-02T00:00:00" table:style-name="ce13">
            <text:p>02/03/2021</text:p>
          </table:table-cell>
          <table:table-cell office:value-type="float" office:value="7" table:style-name="ce16">
            <text:p>7</text:p>
          </table:table-cell>
          <table:table-cell office:value-type="float" office:value="11" table:style-name="ce22">
            <text:p>11</text:p>
          </table:table-cell>
          <table:table-cell office:value-type="float" office:value="23" table:style-name="ce22">
            <text:p>23</text:p>
          </table:table-cell>
          <table:table-cell office:value-type="float" office:value="25" table:style-name="ce26">
            <text:p>25</text:p>
          </table:table-cell>
          <table:table-cell office:value-type="float" office:value="34" table:style-name="ce26">
            <text:p>34</text:p>
          </table:table-cell>
          <table:table-cell office:value-type="float" office:value="36" table:formula="of:=SUM([.K14]+[.M14])" table:style-name="ce30">
            <text:p>36</text:p>
          </table:table-cell>
          <table:table-cell office:value-type="float" office:value="57" table:formula="of:=SUM([.L14]+[.N14])" table:style-name="ce30">
            <text:p>57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11: View Accueil</text:p>
          </table:table-cell>
          <table:table-cell office:value-type="string" table:style-name="ce1">
            <text:p>Alexios</text:p>
          </table:table-cell>
          <table:table-cell office:value-type="string" table:style-name="ce1">
            <text:p>Pap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1-03-03T00:00:00" table:style-name="ce18">
            <text:p>03/03/2021</text:p>
          </table:table-cell>
          <table:table-cell office:value-type="float" office:value="8" table:style-name="ce17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9" table:style-name="ce22">
            <text:p>19</text:p>
          </table:table-cell>
          <table:table-cell office:value-type="float" office:value="15" table:style-name="ce26">
            <text:p>15</text:p>
          </table:table-cell>
          <table:table-cell office:value-type="float" office:value="28" table:style-name="ce26">
            <text:p>28</text:p>
          </table:table-cell>
          <table:table-cell office:value-type="float" office:value="24" table:formula="of:=SUM([.K15]+[.M15])" table:style-name="ce30">
            <text:p>24</text:p>
          </table:table-cell>
          <table:table-cell office:value-type="float" office:value="47" table:formula="of:=SUM([.L15]+[.N15])" table:style-name="ce30">
            <text:p>47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12: View Inscription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Ali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1-03-04T00:00:00" table:style-name="ce18">
            <text:p>04/03/2021</text:p>
          </table:table-cell>
          <table:table-cell office:value-type="float" office:value="9" table:style-name="ce17">
            <text:p>9</text:p>
          </table:table-cell>
          <table:table-cell office:value-type="float" office:value="7" table:style-name="ce23">
            <text:p>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7">
            <text:p>10</text:p>
          </table:table-cell>
          <table:table-cell office:value-type="float" office:value="22" table:style-name="ce27">
            <text:p>22</text:p>
          </table:table-cell>
          <table:table-cell office:value-type="float" office:value="17" table:formula="of:=SUM([.K16]+[.M16])" table:style-name="ce30">
            <text:p>17</text:p>
          </table:table-cell>
          <table:table-cell office:value-type="float" office:value="37" table:formula="of:=SUM([.L16]+[.N16])" table:style-name="ce30">
            <text:p>37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13: View Connexion</text:p>
          </table:table-cell>
          <table:table-cell office:value-type="string" table:style-name="ce1">
            <text:p>Loïc</text:p>
          </table:table-cell>
          <table:table-cell office:value-type="string" table:style-name="ce1">
            <text:p>Pap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1-03-05T00:00:00" table:style-name="ce18">
            <text:p>05/03/2021</text:p>
          </table:table-cell>
          <table:table-cell office:value-type="float" office:value="10" table:style-name="ce17">
            <text:p>10</text:p>
          </table:table-cell>
          <table:table-cell office:value-type="float" office:value="5" table:style-name="ce23">
            <text:p>5</text:p>
          </table:table-cell>
          <table:table-cell office:value-type="float" office:value="13" table:style-name="ce23">
            <text:p>13</text:p>
          </table:table-cell>
          <table:table-cell office:value-type="float" office:value="12" table:style-name="ce27">
            <text:p>12</text:p>
          </table:table-cell>
          <table:table-cell office:value-type="float" office:value="15" table:style-name="ce27">
            <text:p>15</text:p>
          </table:table-cell>
          <table:table-cell office:value-type="float" office:value="17" table:formula="of:=SUM([.K17]+[.M17])" table:style-name="ce30">
            <text:p>17</text:p>
          </table:table-cell>
          <table:table-cell office:value-type="float" office:value="28" table:formula="of:=SUM([.L17]+[.N17])" table:style-name="ce30">
            <text:p>28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14: CRUD User Database</text:p>
          </table:table-cell>
          <table:table-cell office:value-type="string" table:style-name="ce1">
            <text:p>Maciej</text:p>
          </table:table-cell>
          <table:table-cell office:value-type="string" table:style-name="ce1">
            <text:p>Soufia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3-06T00:00:00" table:style-name="ce18">
            <text:p>06/03/2021</text:p>
          </table:table-cell>
          <table:table-cell office:value-type="float" office:value="11" table:style-name="ce17">
            <text:p>11</text:p>
          </table:table-cell>
          <table:table-cell office:value-type="float" office:value="3" table:style-name="ce23">
            <text:p>3</text:p>
          </table:table-cell>
          <table:table-cell office:value-type="float" office:value="9" table:style-name="ce23">
            <text:p>9</text:p>
          </table:table-cell>
          <table:table-cell office:value-type="float" office:value="6" table:style-name="ce27">
            <text:p>6</text:p>
          </table:table-cell>
          <table:table-cell office:value-type="float" office:value="11" table:style-name="ce27">
            <text:p>11</text:p>
          </table:table-cell>
          <table:table-cell office:value-type="float" office:value="9" table:formula="of:=SUM([.K18]+[.M18])" table:style-name="ce30">
            <text:p>9</text:p>
          </table:table-cell>
          <table:table-cell office:value-type="float" office:value="20" table:formula="of:=SUM([.L18]+[.N18])" table:style-name="ce30">
            <text:p>20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1">
            <text:p>Tâche 15: Lier les vues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Al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date" office:date-value="2021-03-07T00:00:00" table:style-name="ce18">
            <text:p>07/03/2021</text:p>
          </table:table-cell>
          <table:table-cell office:value-type="float" office:value="12" table:style-name="ce17">
            <text:p>12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7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5" table:formula="of:=SUM([.K19]+[.M19])" table:style-name="ce30">
            <text:p>5</text:p>
          </table:table-cell>
          <table:table-cell office:value-type="float" office:value="10" table:formula="of:=SUM([.L19]+[.N19])" table:style-name="ce30">
            <text:p>10</text:p>
          </table:table-cell>
          <table:table-cell table:number-columns-repeated="16368"/>
        </table:table-row>
        <table:table-row table:style-name="ro5">
          <table:table-cell/>
          <table:table-cell office:value-type="string" table:number-columns-spanned="3" table:number-rows-spanned="1" table:style-name="ce11">
            <text:p>Total</text:p>
          </table:table-cell>
          <table:covered-table-cell table:number-columns-repeated="2"/>
          <table:table-cell office:value-type="float" office:value="44" table:formula="of:=SUM([.E5:.E19])" table:style-name="ce1">
            <text:p>44</text:p>
          </table:table-cell>
          <table:table-cell office:value-type="float" office:value="25" table:formula="of:=SUM([.F5:.F19])" table:style-name="ce1">
            <text:p>25</text:p>
          </table:table-cell>
          <table:table-cell table:number-columns-repeated="2" table:style-name="ce1"/>
          <table:table-cell office:value-type="date" office:date-value="2021-03-08T00:00:00" table:style-name="ce18">
            <text:p>08/03/2021</text:p>
          </table:table-cell>
          <table:table-cell office:value-type="float" office:value="13" table:style-name="ce17">
            <text:p>13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4" table:style-name="ce27">
            <text:p>4</text:p>
          </table:table-cell>
          <table:table-cell office:value-type="float" office:value="2" table:formula="of:=SUM([.K20]+[.M20])" table:style-name="ce30">
            <text:p>2</text:p>
          </table:table-cell>
          <table:table-cell office:value-type="float" office:value="6" table:formula="of:=SUM([.L20]+[.N20])" table:style-name="ce30">
            <text:p>6</text:p>
          </table:table-cell>
          <table:table-cell table:number-columns-repeated="16368"/>
        </table:table-row>
        <table:table-row table:style-name="ro4">
          <table:table-cell/>
          <table:table-cell table:number-columns-repeated="7" table:style-name="ce1"/>
          <table:table-cell office:value-type="date" office:date-value="2021-03-09T00:00:00" table:style-name="ce18">
            <text:p>09/03/2021</text:p>
          </table:table-cell>
          <table:table-cell office:value-type="float" office:value="14" table:style-name="ce17">
            <text:p>1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formula="of:=SUM([.K21]+[.M21])" table:style-name="ce30">
            <text:p>0</text:p>
          </table:table-cell>
          <table:table-cell office:value-type="float" office:value="0" table:formula="of:=SUM([.L21]+[.N21])" table:style-name="ce30">
            <text:p>0</text:p>
          </table:table-cell>
          <table:table-cell table:number-columns-repeated="16368"/>
        </table:table-row>
        <table:table-row table:style-name="ro2">
          <table:table-cell/>
          <table:table-cell office:value-type="string" table:number-columns-spanned="5" table:number-rows-spanned="1" table:style-name="ce12">
            <text:p>HISTOIRE 2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2" table:style-name="ce1"/>
          <table:table-cell table:style-name="ce1">
            <draw:frame draw:z-index="1" draw:id="id0" draw:style-name="a0" draw:name="Chart 52" svg:x="0.88542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âche 1: Model Project</text:p>
          </table:table-cell>
          <table:table-cell office:value-type="string" table:style-name="ce1">
            <text:p>Khanh-Michel</text:p>
          </table:table-cell>
          <table:table-cell office:value-type="string" table:style-name="ce1">
            <text:p>Soufia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2: Controller Project</text:p>
          </table:table-cell>
          <table:table-cell office:value-type="string" table:style-name="ce1">
            <text:p>Alexios</text:p>
          </table:table-cell>
          <table:table-cell office:value-type="string" table:style-name="ce1">
            <text:p>Maciej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3: View Project</text:p>
          </table:table-cell>
          <table:table-cell office:value-type="string" table:style-name="ce1">
            <text:p>Maciej</text:p>
          </table:table-cell>
          <table:table-cell office:value-type="string" table:style-name="ce1">
            <text:p>Alexio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4: View Modifier/Ajouter Tâches</text:p>
          </table:table-cell>
          <table:table-cell office:value-type="string" table:style-name="ce1">
            <text:p>Pap</text:p>
          </table:table-cell>
          <table:table-cell office:value-type="string" table:style-name="ce1">
            <text:p>Soufian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5: CRUD Project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Soufia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6: CRUD Tag</text:p>
          </table:table-cell>
          <table:table-cell office:value-type="string" table:style-name="ce1">
            <text:p>Benoît</text:p>
          </table:table-cell>
          <table:table-cell office:value-type="string" table:style-name="ce1">
            <text:p>Pap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7: Model Tag</text:p>
          </table:table-cell>
          <table:table-cell office:value-type="string" table:style-name="ce1">
            <text:p>Pap</text:p>
          </table:table-cell>
          <table:table-cell office:value-type="string" table:style-name="ce1">
            <text:p>Benoî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8: add Project into DB</text:p>
          </table:table-cell>
          <table:table-cell office:value-type="string" table:style-name="ce1">
            <text:p>Khanh-Michel</text:p>
          </table:table-cell>
          <table:table-cell office:value-type="string" table:style-name="ce1">
            <text:p>Soufian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9 : add tag into DB + UML</text:p>
          </table:table-cell>
          <table:table-cell office:value-type="string" table:style-name="ce1">
            <text:p>Benoît</text:p>
          </table:table-cell>
          <table:table-cell office:value-type="string" table:style-name="ce1">
            <text:p>Pap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âche 10 : view listproject</text:p>
          </table:table-cell>
          <table:table-cell office:value-type="string" table:style-name="ce1">
            <text:p>Loïc</text:p>
          </table:table-cell>
          <table:table-cell office:value-type="string" table:style-name="ce1">
            <text:p>Ali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âche 11 : controller listproject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Loïc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6">
          <table:table-cell/>
          <table:table-cell office:value-type="string" table:number-columns-spanned="3" table:number-rows-spanned="1" table:style-name="ce11">
            <text:p>Total</text:p>
          </table:table-cell>
          <table:covered-table-cell table:number-columns-repeated="2"/>
          <table:table-cell office:value-type="float" office:value="40" table:formula="of:=SUM([.E24:.E34])" table:style-name="ce1">
            <text:p>40</text:p>
          </table:table-cell>
          <table:table-cell office:value-type="float" office:value="28" table:formula="of:=SUM([.F24:.F34])" table:style-name="ce1">
            <text:p>28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6">
          <table:table-cell/>
          <table:table-cell table:number-columns-spanned="3" table:number-rows-spanned="1" table:style-name="ce19"/>
          <table:covered-table-cell table:number-columns-repeated="2"/>
          <table:table-cell table:number-columns-repeated="16380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3-07T17:01:29Z</meta:creation-date>
    <dc:date>2021-03-08T20:02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urndown Chart : Itération 1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euil2.$O$7:.$O$21" chart:class="chart:line" chart:attached-axis="primary-y" chart:style-name="G0S0">
            <chart:data-point chart:repeated="15"/>
          </chart:series>
          <chart:series chart:values-cell-range-address="Feuil2.$P$7:.$P$21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